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08fb" officeooo:paragraph-rsid="000908fb" style:font-weight-asian="bold" style:font-weight-complex="bold"/>
    </style:style>
    <style:style style:name="P2" style:family="paragraph" style:parent-style-name="Standard">
      <style:text-properties fo:font-weight="normal" officeooo:rsid="000908fb" officeooo:paragraph-rsid="000908f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<text:span text:style-name="T2">Configuration Of the System :-</text:span></text:p>
      <text:p text:style-name="P2"><text:span text:style-name="T2"><text:tab/>Memory :- 3.7 GiB</text:span></text:p>
      <text:p text:style-name="P2"><text:span text:style-name="T2"><text:tab/>Processor :- <text:s/>Intel® Core™ i3-6006U CPU @ 2.00GHz × 4 </text:span></text:p>
      <text:p text:style-name="P2"><text:span text:style-name="T2"><text:tab/>Graphics:- Intel® HD Graphics 520 (Skylake GT2)</text:span></text:p>
      <text:p text:style-name="P2"><text:span text:style-name="T2"><text:tab/> OS type:- 64-bit</text:span></text:p>
      <text:p text:style-name="P2"><text:span text:style-name="T2"><text:tab/>Disk :- 479.3 GB</text:span></text:p>
      <text:p text:style-name="P1"><text:span text:style-name="T2">2) Observations :-</text:span></text:p>
      <text:p text:style-name="P1"><text:span text:style-name="T2"><text:tab/></text:span></text:p>
      <text:p text:style-name="P1"><text:span text:style-name="T2">3) Explain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4:49:57.501613344</meta:creation-date>
    <meta:generator>LibreOffice/5.1.6.2$Linux_X86_64 LibreOffice_project/10m0$Build-2</meta:generator>
    <dc:date>2017-09-09T14:53:53.898992400</dc:date>
    <meta:editing-duration>PT3M57S</meta:editing-duration>
    <meta:editing-cycles>1</meta:editing-cycles>
    <meta:document-statistic meta:table-count="0" meta:image-count="0" meta:object-count="0" meta:page-count="1" meta:paragraph-count="9" meta:word-count="39" meta:character-count="223" meta:non-whitespace-character-count="183"/>
  </office:meta>
</office:document-meta>
</file>